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f72fa" officeooo:paragraph-rsid="001f72f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72fa" officeooo:paragraph-rsid="001f72f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20234f" officeooo:paragraph-rsid="0020234f"/>
    </style:style>
    <style:style style:name="P4" style:family="paragraph" style:parent-style-name="Standard">
      <style:paragraph-properties fo:text-align="justify" style:justify-single-word="false"/>
      <style:text-properties officeooo:rsid="0020234f" officeooo:paragraph-rsid="0021f82b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21f82b" officeooo:paragraph-rsid="0021f82b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f72fa" officeooo:paragraph-rsid="0021f82b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20234f" officeooo:paragraph-rsid="0021f82b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20234f" officeooo:paragraph-rsid="0020234f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0234f" officeooo:paragraph-rsid="00225506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25506" officeooo:paragraph-rsid="00225506"/>
    </style:style>
    <style:style style:name="P11" style:family="paragraph" style:parent-style-name="Standard" style:list-style-name="L1" style:master-page-name="">
      <style:paragraph-properties fo:margin-left="0.75in" fo:margin-right="0in" fo:text-align="start" style:justify-single-word="false" fo:text-indent="-0.25in" style:auto-text-indent="false" style:page-number="auto"/>
      <style:text-properties officeooo:rsid="0020234f" officeooo:paragraph-rsid="00225506"/>
    </style:style>
    <style:style style:name="T1" style:family="text">
      <style:text-properties officeooo:rsid="0020234f"/>
    </style:style>
    <style:style style:name="T2" style:family="text">
      <style:text-properties officeooo:rsid="0020cf1d"/>
    </style:style>
    <style:style style:name="T3" style:family="text">
      <style:text-properties officeooo:rsid="0021f82b"/>
    </style:style>
    <style:style style:name="T4" style:family="text">
      <style:text-properties officeooo:rsid="002252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odle Middleware <text:span text:style-name="T2">API Calls Documentation</text:span></text:p>
      <text:p text:style-name="P1"/>
      <text:list xml:id="list1961036148955212235" text:style-name="L1">
        <text:list-item>
          <text:p text:style-name="P5">Moodles</text:p>
          <text:list>
            <text:list-item>
              <text:p text:style-name="P6"><text:span text:style-name="T1">get</text:span>: /<text:span text:style-name="T3">moodles</text:span></text:p>
            </text:list-item>
            <text:list-item>
              <text:p text:style-name="P6"><text:span text:style-name="T1">p</text:span>arams: <text:span text:style-name="T1">none</text:span></text:p>
            </text:list-item>
            <text:list-item>
              <text:p text:style-name="P7">example: localhost:5000/<text:span text:style-name="T3">moodles</text:span></text:p>
            </text:list-item>
          </text:list>
        </text:list-item>
      </text:list>
      <text:p text:style-name="P4"/>
      <text:list xml:id="list135431021186288" text:continue-numbering="true" text:style-name="L1">
        <text:list-item>
          <text:p text:style-name="P6"><text:span text:style-name="T1">C</text:span>ourses</text:p>
          <text:list>
            <text:list-item>
              <text:p text:style-name="P6"><text:span text:style-name="T1">get</text:span>: /courses</text:p>
            </text:list-item>
            <text:list-item>
              <text:p text:style-name="P6"><text:span text:style-name="T1">p</text:span>arams: <text:span text:style-name="T3">moodleid</text:span></text:p>
            </text:list-item>
            <text:list-item>
              <text:p text:style-name="P7">example: localhost:5000/courses?<text:span text:style-name="T3">moodleid=1</text:span></text:p>
            </text:list-item>
          </text:list>
        </text:list-item>
      </text:list>
      <text:p text:style-name="P3"/>
      <text:list xml:id="list135431021185920" text:continue-numbering="true" text:style-name="L1">
        <text:list-item>
          <text:p text:style-name="P8">Course Contents</text:p>
          <text:list>
            <text:list-item>
              <text:p text:style-name="P8">get: /coursecontents</text:p>
            </text:list-item>
            <text:list-item>
              <text:p text:style-name="P8">params: <text:span text:style-name="T3">moodleid, </text:span>courseid</text:p>
            </text:list-item>
            <text:list-item>
              <text:p text:style-name="P8">example: localhost:5000/coursecontents?<text:span text:style-name="T3">moodleid=1&amp;</text:span>courseid=10</text:p>
            </text:list-item>
          </text:list>
        </text:list-item>
      </text:list>
      <text:p text:style-name="P3"/>
      <text:list xml:id="list135431021204069" text:continue-numbering="true" text:style-name="L1">
        <text:list-item>
          <text:p text:style-name="P8">Files</text:p>
          <text:list>
            <text:list-item>
              <text:p text:style-name="P8">get: /file</text:p>
            </text:list-item>
            <text:list-item>
              <text:p text:style-name="P8">params: <text:span text:style-name="T3">moodleid, </text:span>courseid, sectionid, moduleid, file<text:span text:style-name="T4">name</text:span></text:p>
            </text:list-item>
            <text:list-item>
              <text:p text:style-name="P11">example: </text:p>
            </text:list-item>
          </text:list>
        </text:list-item>
      </text:list>
      <text:list xml:id="list7273515046622522525" text:style-name="L2">
        <text:list-item>
          <text:list>
            <text:list-item>
              <text:list>
                <text:list-item>
                  <text:p text:style-name="P9"><text:a xlink:type="simple" xlink:href="http://localhost:5000/file?moodleid=1&amp;courseid=10&amp;sectionid=134&amp;moduleid=382&amp;filename=verben_klasse7.pdf" text:style-name="Internet_20_link" text:visited-style-name="Visited_20_Internet_20_Link"><text:span text:style-name="T4">localhost:5000/file?moodleid=1&amp;courseid=10&amp;sectionid=134&amp;moduleid=382&amp;filename=verben_klasse7.pdf</text:span></text:a></text:p>
                </text:list-item>
                <text:list-item>
                  <text:p text:style-name="P10">localhost:5000/file?moodleid=1&amp;courseid=10&amp;sectionid=134&amp;moduleid=383&amp;filename=Big%20vocabulary%20summar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6M7S</meta:editing-duration>
    <meta:editing-cycles>9</meta:editing-cycles>
    <meta:generator>LibreOffice/4.3.7.2$Windows_x86 LibreOffice_project/8a35821d8636a03b8bf4e15b48f59794652c68ba</meta:generator>
    <dc:date>2018-01-04T13:54:30.892000000</dc:date>
    <meta:document-statistic meta:table-count="0" meta:image-count="0" meta:object-count="0" meta:page-count="1" meta:paragraph-count="19" meta:word-count="58" meta:character-count="607" meta:non-whitespace-character-count="585"/>
    <meta:user-defined meta:name="Info 1"/>
    <meta:user-defined meta:name="Info 2"/>
    <meta:user-defined meta:name="Info 3"/>
    <meta:user-defined meta:name="Info 4"/>
  </office:meta>
</office:document-meta>
</file>